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paragraph-rsid="00091200"/>
    </style:style>
    <style:style style:name="P2" style:family="paragraph" style:parent-style-name="Standard">
      <style:paragraph-properties fo:line-height="200%"/>
      <style:text-properties officeooo:paragraph-rsid="00091200"/>
    </style:style>
    <style:style style:name="P3" style:family="paragraph" style:parent-style-name="Standard" style:list-style-name="">
      <style:paragraph-properties fo:margin-top="0cm" fo:margin-bottom="0cm" loext:contextual-spacing="false" fo:line-height="200%" fo:text-align="justify" style:justify-single-word="false"/>
      <style:text-properties officeooo:paragraph-rsid="00091200"/>
    </style:style>
    <style:style style:name="P4" style:family="paragraph" style:parent-style-name="Standard">
      <style:paragraph-properties fo:margin-top="0cm" fo:margin-bottom="0cm" loext:contextual-spacing="false" fo:line-height="200%" fo:text-align="justify" style:justify-single-word="false"/>
      <style:text-properties officeooo:paragraph-rsid="00091200"/>
    </style:style>
    <style:style style:name="P5" style:family="paragraph" style:parent-style-name="Standard" style:list-style-name="">
      <style:paragraph-properties fo:margin-top="0cm" fo:margin-bottom="0cm" loext:contextual-spacing="false" fo:line-height="200%" fo:text-align="center" style:justify-single-word="false"/>
      <style:text-properties officeooo:paragraph-rsid="00091200"/>
    </style:style>
    <style:style style:name="P6" style:family="paragraph" style:parent-style-name="Standard" style:list-style-name="">
      <style:paragraph-properties fo:margin-top="0cm" fo:margin-bottom="0cm" loext:contextual-spacing="false" fo:line-height="200%"/>
      <style:text-properties officeooo:paragraph-rsid="00091200"/>
    </style:style>
    <style:style style:name="P7" style:family="paragraph" style:parent-style-name="Standard">
      <style:paragraph-properties fo:margin-top="0cm" fo:margin-bottom="0cm" loext:contextual-spacing="false" fo:line-height="200%"/>
      <style:text-properties officeooo:paragraph-rsid="00091200"/>
    </style:style>
    <style:style style:name="P8" style:family="paragraph" style:parent-style-name="Standard" style:list-style-name="">
      <style:paragraph-properties fo:margin-top="0cm" fo:margin-bottom="0cm" loext:contextual-spacing="false" fo:line-height="200%"/>
      <style:text-properties style:font-name="Times New Roman" fo:font-size="12pt" fo:language="en" fo:country="US" fo:font-weight="bold" officeooo:paragraph-rsid="00091200" style:font-size-asian="12pt" style:font-weight-asian="bold" style:font-name-complex="Times New Roman" style:font-size-complex="12pt" style:font-weight-complex="bold"/>
    </style:style>
    <style:style style:name="P9" style:family="paragraph" style:parent-style-name="Standard" style:list-style-name="">
      <style:paragraph-properties fo:margin-top="0cm" fo:margin-bottom="0cm" loext:contextual-spacing="false" fo:line-height="200%" fo:text-align="justify" style:justify-single-word="false"/>
      <style:text-properties style:font-name="Times New Roman" fo:font-size="12pt" fo:language="en" fo:country="US" officeooo:paragraph-rsid="00091200" style:font-size-asian="12pt" style:font-name-complex="Times New Roman" style:font-size-complex="12pt"/>
    </style:style>
    <style:style style:name="P10" style:family="paragraph" style:parent-style-name="Standard" style:list-style-name="WW8Num3">
      <style:paragraph-properties fo:margin-top="0cm" fo:margin-bottom="0cm" loext:contextual-spacing="false" fo:line-height="200%" fo:text-align="center" style:justify-single-word="false"/>
      <style:text-properties style:font-name="Times New Roman" fo:font-size="12pt" fo:language="en" fo:country="US" officeooo:paragraph-rsid="00091200" style:font-size-asian="12pt" style:font-name-complex="Times New Roman" style:font-size-complex="12pt"/>
    </style:style>
    <style:style style:name="P11" style:family="paragraph" style:parent-style-name="Standard" style:list-style-name="">
      <style:paragraph-properties fo:margin-top="0cm" fo:margin-bottom="0cm" loext:contextual-spacing="false" fo:line-height="200%"/>
      <style:text-properties style:font-name="Times New Roman" fo:font-size="12pt" fo:language="en" fo:country="US" officeooo:paragraph-rsid="00091200" style:font-size-asian="12pt" style:font-name-complex="Times New Roman" style:font-size-complex="12pt"/>
    </style:style>
    <style:style style:name="P12" style:family="paragraph" style:parent-style-name="Standard" style:list-style-name="">
      <style:paragraph-properties fo:margin-top="0cm" fo:margin-bottom="0cm" loext:contextual-spacing="false" fo:line-height="200%" fo:text-align="justify" style:justify-single-word="false"/>
      <style:text-properties officeooo:paragraph-rsid="00091200"/>
    </style:style>
    <style:style style:name="P13" style:family="paragraph" style:parent-style-name="Standard">
      <style:paragraph-properties fo:margin-left="1.905cm" fo:margin-right="0cm" fo:line-height="200%" fo:text-indent="0cm" style:auto-text-indent="false"/>
      <style:text-properties officeooo:paragraph-rsid="00091200"/>
    </style:style>
    <style:style style:name="P14" style:family="paragraph" style:parent-style-name="Footnote">
      <style:paragraph-properties fo:text-align="justify" style:justify-single-word="false"/>
    </style:style>
    <style:style style:name="P15" style:family="paragraph">
      <style:paragraph-properties fo:margin-top="0cm" fo:margin-bottom="0.282cm" fo:line-height="100%" style:writing-mode="lr-tb"/>
    </style:style>
    <style:style style:name="T1" style:family="text">
      <style:text-properties style:font-name="Times New Roman" fo:font-size="12pt" fo:language="en" fo:country="US" style:font-size-asian="12pt" style:font-name-complex="Times New Roman" style:font-size-complex="12pt"/>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style:font-size-asian="12pt" style:font-name-complex="Times New Roman" style:font-size-complex="12pt" fo:background-color="#ffff00"/>
    </style:style>
    <style:style style:name="T4" style:family="text">
      <style:text-properties style:font-name="Times New Roman" fo:font-size="12pt" fo:language="en" fo:country="US" style:font-size-asian="12pt" style:language-asian="none" style:country-asian="none" style:font-name-complex="Times New Roman" style:font-size-complex="12pt"/>
    </style:style>
    <style:style style:name="T5"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6"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7" style:family="text">
      <style:text-properties style:font-name="Times New Roman" fo:font-size="12pt" fo:language="en" fo:country="US" fo:font-weight="bold" officeooo:rsid="00091200" style:font-size-asian="12pt" style:font-weight-asian="bold" style:font-name-complex="Times New Roman" style:font-size-complex="12pt" style:font-weight-complex="bold"/>
    </style:style>
    <style:style style:name="T8" style:family="text">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9" style:family="text">
      <style:text-properties style:font-name="Times New Roman" fo:font-size="12pt" fo:language="en" fo:country="US" style:font-name-asian="Times New Roman" style:font-size-asian="12pt" style:font-name-complex="Times New Roman" style:font-size-complex="12pt"/>
    </style:style>
    <style:style style:name="T10" style:family="text">
      <style:text-properties style:font-name="Times New Roman" fo:font-size="12pt" fo:language="en" fo:country="US" style:font-name-asian="Times New Roman" style:font-size-asian="12pt" style:font-name-complex="Times New Roman" style:font-size-complex="12pt"/>
    </style:style>
    <style:style style:name="T11" style:family="text">
      <style:text-properties style:font-name="Times New Roman" fo:font-size="12pt" fo:language="en" fo:country="US" fo:background-color="#ffff00" loext:char-shading-value="0" style:font-size-asian="12pt" style:font-name-complex="Times New Roman" style:font-size-complex="12pt"/>
    </style:style>
    <style:style style:name="T12" style:family="text">
      <style:text-properties style:font-name="Times New Roman" fo:language="en" fo:country="US" style:font-name-complex="Times New Roman"/>
    </style:style>
    <style:style style:name="T13" style:family="text">
      <style:text-properties style:font-name-asian="Times New Roman"/>
    </style:style>
    <style:style style:name="T14" style:family="text">
      <style:text-properties fo:language="en" fo:country="US"/>
    </style:style>
    <style:style style:name="T15" style:family="text">
      <style:text-properties fo:language="en" fo:country="US"/>
    </style:style>
    <style:style style:name="T16" style:family="text">
      <style:text-properties style:font-name-asian="Calibri"/>
    </style:style>
    <style:style style:name="T17" style:family="text">
      <style:text-properties fo:color="#444444" style:font-name="Times New Roman" fo:font-size="12pt" fo:language="en" fo:country="US" style:font-size-asian="12pt" style:font-name-complex="Times New Roman" style:font-size-complex="12pt"/>
    </style:style>
    <style:style style:name="T18" style:family="text">
      <style:text-properties fo:color="#000000" style:font-name="Times New Roman" fo:font-size="12pt" fo:language="en" fo:country="US" style:font-name-asian="Times New Roman" style:font-size-asian="12pt" style:language-asian="it" style:country-asian="IT" style:font-name-complex="Times New Roman" style:font-size-complex="12pt"/>
    </style:style>
    <style:style style:name="T19" style:family="text">
      <style:text-properties fo:color="#000000" style:font-name="Times New Roman" fo:language="en" fo:country="US" style:font-name-complex="Times New Roman" text:display="true"/>
    </style:style>
    <style:style style:name="T20" style:family="text">
      <style:text-properties fo:color="#000000" style:font-name-complex="Times New Roman" text:display="true"/>
    </style:style>
    <style:style style:name="T21" style:family="text">
      <style:text-properties fo:font-style="italic" style:font-name-asian="Times New Roman" style:font-style-asian="italic" style:font-style-complex="italic"/>
    </style:style>
    <style:style style:name="T22" style:family="text">
      <style:text-properties fo:color="#000000" style:font-name="Calibri" fo:font-size="10pt" fo:language="en" fo:country="US" style:font-name-asian="Calibri" style:font-size-asian="10pt" style:font-name-complex="Times New Roman" style:font-size-complex="10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Nessuno"><text:span text:style-name="T5">Methods</text:span></text:span></text:h>
      <text:h text:style-name="P6" text:outline-level="1"><text:span text:style-name="Nessuno"><text:span text:style-name="T5">Inclusion criteria for literature search </text:span></text:span></text:h>
      <text:p text:style-name="P4"><text:span text:style-name="Nessuno"><text:span text:style-name="T1">We adopted the Preferred Reporting Items for Systematic Reviews and Meta-Analyses</text:span></text:span><text:span text:style-name="Nessuno"><text:span text:style-name="T9"> </text:span></text:span><text:span text:style-name="Nessuno"><text:span text:style-name="T1">Guidelines (PRISMA</text:span></text:span><field:fieldmark-start text:name="__Fieldmark__0_231145185" field:type="vnd.oasis.opendocument.field.UNHANDLED"><field:param field:name="vnd.oasis.opendocument.field.code" field:value="ADDIN CSL_CITATION { &quot;citationItems&quot; : [ { &quot;id&quot; : &quot;ITEM-1&quot;, &quot;itemData&quot; : { &quot;DOI&quot; : &quot;10.1371/journal.pmed.1000097&quot;, &quot;ISBN&quot; : &quot;0031-9023&quot;, &quot;ISSN&quot; : &quot;15491277&quot;, &quot;PMID&quot; : &quot;19621072&quot;, &quot;abstract&quot; : &quot;Systematic reviews provide clinical practice recommendations that are based on evaluation of primary evidence. When systematic reviews with the same aims have different conclusions, it is difficult to ascertain which review reported the most credible and robust findings. This study examined five systematic reviews that have investigated the effectiveness of Pilates exercise in people with chronic low back pain. A four-stage process was used to interpret findings of the reviews. This process included comparison of research questions, included primary studies, and the level and quality of evidence of systematic reviews. Two independent reviewers assessed the level of evidence and the methodological quality of systematic reviews, using the National Health and Medical Research Council hierarchy of evidence, and the Revised Assessment of Multiple Systematic Reviews respectively. Any disagreements were resolved by a third researcher. A high level of consensus was achieved between the reviewers. Conflicting findings were reported by the five systematic reviews regarding the effectiveness of Pilates in reducing pain and disability in people with chronic low back pain. Authors of the systematic reviews included primary studies that did not match their questions in relation to treatment or population characteristics. A total of ten primary studies were identified across five systematic reviews. Only two of the primary studies were included in all of the reviews due to different inclusion criteria relating to publication date and status, definition of Pilates, and methodological quality. The level of evidence of reviews was low due to the methodological design of the primary studies. The methodological quality of reviews varied. Those which conducted a meta-analysis obtained higher scores. There is inconclusive evidence that Pilates is effective in reducing pain and disability in people with chronic low back pain. This is due to the small number and poor methodological quality of primary studies. The Revised Assessment of Multiple Systematic Reviews provides a useful method of appraising the methodological quality of systematic reviews. Individual item scores, however, should be examined in addition to total scores, so that significant methodological flaws of systematic reviews are not missed, and results are interpreted appropriately. (348 words)&quot;, &quot;author&quot; : [ { &quot;dropping-particle&quot; : &quot;&quot;, &quot;family&quot; : &quot;Moher&quot;, &quot;given&quot; : &quot;David&quot;, &quot;non-dropping-particle&quot; : &quot;&quot;, &quot;parse-names&quot; : false, &quot;suffix&quot; : &quot;&quot; }, { &quot;dropping-particle&quot; : &quot;&quot;, &quot;family&quot; : &quot;Liberati&quot;, &quot;given&quot; : &quot;Alessandro&quot;, &quot;non-dropping-particle&quot; : &quot;&quot;, &quot;parse-names&quot; : false, &quot;suffix&quot; : &quot;&quot; }, { &quot;dropping-particle&quot; : &quot;&quot;, &quot;family&quot; : &quot;Tetzlaff&quot;, &quot;given&quot; : &quot;Jennifer&quot;, &quot;non-dropping-particle&quot; : &quot;&quot;, &quot;parse-names&quot; : false, &quot;suffix&quot; : &quot;&quot; }, { &quot;dropping-particle&quot; : &quot;&quot;, &quot;family&quot; : &quot;Altman&quot;, &quot;given&quot; : &quot;Douglas G.&quot;, &quot;non-dropping-particle&quot; : &quot;&quot;, &quot;parse-names&quot; : false, &quot;suffix&quot; : &quot;&quot; }, { &quot;dropping-particle&quot; : &quot;&quot;, &quot;family&quot; : &quot;Altman&quot;, &quot;given&quot; : &quot;Doug&quot;, &quot;non-dropping-particle&quot; : &quot;&quot;, &quot;parse-names&quot; : false, &quot;suffix&quot; : &quot;&quot; }, { &quot;dropping-particle&quot; : &quot;&quot;, &quot;family&quot; : &quot;Antes&quot;, &quot;given&quot; : &quot;Gerd&quot;, &quot;non-dropping-particle&quot; : &quot;&quot;, &quot;parse-names&quot; : false, &quot;suffix&quot; : &quot;&quot; }, { &quot;dropping-particle&quot; : &quot;&quot;, &quot;family&quot; : &quot;Atkins&quot;, &quot;given&quot; : &quot;David&quot;, &quot;non-dropping-particle&quot; : &quot;&quot;, &quot;parse-names&quot; : false, &quot;suffix&quot; : &quot;&quot; }, { &quot;dropping-particle&quot; : &quot;&quot;, &quot;family&quot; : &quot;Barbour&quot;, &quot;given&quot; : &quot;Virginia&quot;, &quot;non-dropping-particle&quot; : &quot;&quot;, &quot;parse-names&quot; : false, &quot;suffix&quot; : &quot;&quot; }, { &quot;dropping-particle&quot; : &quot;&quot;, &quot;family&quot; : &quot;Barrowman&quot;, &quot;given&quot; : &quot;Nick&quot;, &quot;non-dropping-particle&quot; : &quot;&quot;, &quot;parse-names&quot; : false, &quot;suffix&quot; : &quot;&quot; }, { &quot;dropping-particle&quot; : &quot;&quot;, &quot;family&quot; : &quot;Berlin&quot;, &quot;given&quot; : &quot;Jesse A.&quot;, &quot;non-dropping-particle&quot; : &quot;&quot;, &quot;parse-names&quot; : false, &quot;suffix&quot; : &quot;&quot; }, { &quot;dropping-particle&quot; : &quot;&quot;, &quot;family&quot; : &quot;Clark&quot;, &quot;given&quot; : &quot;Jocalyn&quot;, &quot;non-dropping-particle&quot; : &quot;&quot;, &quot;parse-names&quot; : false, &quot;suffix&quot; : &quot;&quot; }, { &quot;dropping-particle&quot; : &quot;&quot;, &quot;family&quot; : &quot;Clarke&quot;, &quot;given&quot; : &quot;Mike&quot;, &quot;non-dropping-particle&quot; : &quot;&quot;, &quot;parse-names&quot; : false, &quot;suffix&quot; : &quot;&quot; }, { &quot;dropping-particle&quot; : &quot;&quot;, &quot;family&quot; : &quot;Cook&quot;, &quot;given&quot; : &quot;Deborah&quot;, &quot;non-dropping-particle&quot; : &quot;&quot;, &quot;parse-names&quot; : false, &quot;suffix&quot; : &quot;&quot; }, { &quot;dropping-particle&quot; : &quot;&quot;, &quot;family&quot; : &quot;D'Amico&quot;, &quot;given&quot; : &quot;Roberto&quot;, &quot;non-dropping-particle&quot; : &quot;&quot;, &quot;parse-names&quot; : false, &quot;suffix&quot; : &quot;&quot; }, { &quot;dropping-particle&quot; : &quot;&quot;, &quot;family&quot; : &quot;Deeks&quot;, &quot;given&quot; : &quot;Jonathan J.&quot;, &quot;non-dropping-particle&quot; : &quot;&quot;, &quot;parse-names&quot; : false, &quot;suffix&quot; : &quot;&quot; }, { &quot;dropping-particle&quot; : &quot;&quot;, &quot;family&quot; : &quot;Devereaux&quot;, &quot;given&quot; : &quot;P. J.&quot;, &quot;non-dropping-particle&quot; : &quot;&quot;, &quot;parse-names&quot; : false, &quot;suffix&quot; : &quot;&quot; }, { &quot;dropping-particle&quot; : &quot;&quot;, &quot;family&quot; : &quot;Dickersin&quot;, &quot;given&quot; : &quot;Kay&quot;, &quot;non-dropping-particle&quot; : &quot;&quot;, &quot;parse-names&quot; : false, &quot;suffix&quot; : &quot;&quot; }, { &quot;dropping-particle&quot; : &quot;&quot;, &quot;family&quot; : &quot;Egger&quot;, &quot;given&quot; : &quot;Matthias&quot;, &quot;non-dropping-particle&quot; : &quot;&quot;, &quot;parse-names&quot; : false, &quot;suffix&quot; : &quot;&quot; }, { &quot;dropping-particle&quot; : &quot;&quot;, &quot;family&quot; : &quot;Ernst&quot;, &quot;given&quot; : &quot;Edzard&quot;, &quot;non-dropping-particle&quot; : &quot;&quot;, &quot;parse-names&quot; : false, &quot;suffix&quot; : &quot;&quot; }, { &quot;dropping-particle&quot; : &quot;&quot;, &quot;family&quot; : &quot;G\u00f8tzsche&quot;, &quot;given&quot; : &quot;Peter C.&quot;, &quot;non-dropping-particle&quot; : &quot;&quot;, &quot;parse-names&quot; : false, &quot;suffix&quot; : &quot;&quot; }, { &quot;dropping-particle&quot; : &quot;&quot;, &quot;family&quot; : &quot;Grimshaw&quot;, &quot;given&quot; : &quot;Jeremy&quot;, &quot;non-dropping-particle&quot; : &quot;&quot;, &quot;parse-names&quot; : false, &quot;suffix&quot; : &quot;&quot; }, { &quot;dropping-particle&quot; : &quot;&quot;, &quot;family&quot; : &quot;Guyatt&quot;, &quot;given&quot; : &quot;Gordon&quot;, &quot;non-dropping-particle&quot; : &quot;&quot;, &quot;parse-names&quot; : false, &quot;suffix&quot; : &quot;&quot; }, { &quot;dropping-particle&quot; : &quot;&quot;, &quot;family&quot; : &quot;Higgins&quot;, &quot;given&quot; : &quot;Julian&quot;, &quot;non-dropping-particle&quot; : &quot;&quot;, &quot;parse-names&quot; : false, &quot;suffix&quot; : &quot;&quot; }, { &quot;dropping-particle&quot; : &quot;&quot;, &quot;family&quot; : &quot;Ioannidis&quot;, &quot;given&quot; : &quot;John P.A.&quot;, &quot;non-dropping-particle&quot; : &quot;&quot;, &quot;parse-names&quot; : false, &quot;suffix&quot; : &quot;&quot; }, { &quot;dropping-particle&quot; : &quot;&quot;, &quot;family&quot; : &quot;Kleijnen&quot;, &quot;given&quot; : &quot;Jos&quot;, &quot;non-dropping-particle&quot; : &quot;&quot;, &quot;parse-names&quot; : false, &quot;suffix&quot; : &quot;&quot; }, { &quot;dropping-particle&quot; : &quot;&quot;, &quot;family&quot; : &quot;Lang&quot;, &quot;given&quot; : &quot;Tom&quot;, &quot;non-dropping-particle&quot; : &quot;&quot;, &quot;parse-names&quot; : false, &quot;suffix&quot; : &quot;&quot; }, { &quot;dropping-particle&quot; : &quot;&quot;, &quot;family&quot; : &quot;Magrini&quot;, &quot;given&quot; : &quot;Nicola&quot;, &quot;non-dropping-particle&quot; : &quot;&quot;, &quot;parse-names&quot; : false, &quot;suffix&quot; : &quot;&quot; }, { &quot;dropping-particle&quot; : &quot;&quot;, &quot;family&quot; : &quot;McNamee&quot;, &quot;given&quot; : &quot;David&quot;, &quot;non-dropping-particle&quot; : &quot;&quot;, &quot;parse-names&quot; : false, &quot;suffix&quot; : &quot;&quot; }, { &quot;dropping-particle&quot; : &quot;&quot;, &quot;family&quot; : &quot;Moja&quot;, &quot;given&quot; : &quot;Lorenzo&quot;, &quot;non-dropping-particle&quot; : &quot;&quot;, &quot;parse-names&quot; : false, &quot;suffix&quot; : &quot;&quot; }, { &quot;dropping-particle&quot; : &quot;&quot;, &quot;family&quot; : &quot;Mulrow&quot;, &quot;given&quot; : &quot;Cynthia&quot;, &quot;non-dropping-particle&quot; : &quot;&quot;, &quot;parse-names&quot; : false, &quot;suffix&quot; : &quot;&quot; }, { &quot;dropping-particle&quot; : &quot;&quot;, &quot;family&quot; : &quot;Napoli&quot;, &quot;given&quot; : &quot;Maryann&quot;, &quot;non-dropping-particle&quot; : &quot;&quot;, &quot;parse-names&quot; : false, &quot;suffix&quot; : &quot;&quot; }, { &quot;dropping-particle&quot; : &quot;&quot;, &quot;family&quot; : &quot;Oxman&quot;, &quot;given&quot; : &quot;Andy&quot;, &quot;non-dropping-particle&quot; : &quot;&quot;, &quot;parse-names&quot; : false, &quot;suffix&quot; : &quot;&quot; }, { &quot;dropping-particle&quot; : &quot;&quot;, &quot;family&quot; : &quot;Pham&quot;, &quot;given&quot; : &quot;B\u00e1&quot;, &quot;non-dropping-particle&quot; : &quot;&quot;, &quot;parse-names&quot; : false, &quot;suffix&quot; : &quot;&quot; }, { &quot;dropping-particle&quot; : &quot;&quot;, &quot;family&quot; : &quot;Rennie&quot;, &quot;given&quot; : &quot;Drummond&quot;, &quot;non-dropping-particle&quot; : &quot;&quot;, &quot;parse-names&quot; : false, &quot;suffix&quot; : &quot;&quot; }, { &quot;dropping-particle&quot; : &quot;&quot;, &quot;family&quot; : &quot;Sampson&quot;, &quot;given&quot; : &quot;Margaret&quot;, &quot;non-dropping-particle&quot; : &quot;&quot;, &quot;parse-names&quot; : false, &quot;suffix&quot; : &quot;&quot; }, { &quot;dropping-particle&quot; : &quot;&quot;, &quot;family&quot; : &quot;Schulz&quot;, &quot;given&quot; : &quot;Kenneth F.&quot;, &quot;non-dropping-particle&quot; : &quot;&quot;, &quot;parse-names&quot; : false, &quot;suffix&quot; : &quot;&quot; }, { &quot;dropping-particle&quot; : &quot;&quot;, &quot;family&quot; : &quot;Shekelle&quot;, &quot;given&quot; : &quot;Paul G.&quot;, &quot;non-dropping-particle&quot; : &quot;&quot;, &quot;parse-names&quot; : false, &quot;suffix&quot; : &quot;&quot; }, { &quot;dropping-particle&quot; : &quot;&quot;, &quot;family&quot; : &quot;Tovey&quot;, &quot;given&quot; : &quot;David&quot;, &quot;non-dropping-particle&quot; : &quot;&quot;, &quot;parse-names&quot; : false, &quot;suffix&quot; : &quot;&quot; }, { &quot;dropping-particle&quot; : &quot;&quot;, &quot;family&quot; : &quot;Tugwell&quot;, &quot;given&quot; : &quot;Peter&quot;, &quot;non-dropping-particle&quot; : &quot;&quot;, &quot;parse-names&quot; : false, &quot;suffix&quot; : &quot;&quot; } ], &quot;container-title&quot; : &quot;PLoS Medicine&quot;, &quot;id&quot; : &quot;ITEM-1&quot;, &quot;issue&quot; : &quot;7&quot;, &quot;issued&quot; : { &quot;date-parts&quot; : [ [ &quot;2009&quot; ] ] }, &quot;title&quot; : &quot;Preferred reporting items for systematic reviews and meta-analyses: The PRISMA statement&quot;, &quot;type&quot; : &quot;article-journal&quot;, &quot;volume&quot; : &quot;6&quot; }, &quot;uris&quot; : [ &quot;http://www.mendeley.com/documents/?uuid=ea91e755-c45d-46ed-a3d4-295b6a62174b&quot; ] } ], &quot;mendeley&quot; : { &quot;formattedCitation&quot; : &quot;(Moher et al., 2009)&quot;, &quot;plainTextFormattedCitation&quot; : &quot;(Moher et al., 2009)&quot;, &quot;previouslyFormattedCitation&quot; : &quot;&lt;sup&gt;1&lt;/sup&gt;&quot; }, &quot;properties&quot; : {  }, &quot;schema&quot; : &quot;https://github.com/citation-style-language/schema/raw/master/csl-citation.json&quot; }"/><field:param field:name="vnd.oasis.opendocument.field.id" field:value="81"/></field:fieldmark-start><text:span text:style-name="Nessuno"><text:span text:style-name="T4">(Moher et al., 2009)</text:span></text:span><field:fieldmark-end/><text:span text:style-name="Nessuno"><text:span text:style-name="T1">) for transparent reporting of a systematic review. </text:span></text:span><text:span text:style-name="T1">We pre-registered our meta-analysis protocol by specifying a priori the study rationale, eligibility criteria, search strategy, moderator variables, and statistical analyses</text:span><text:span text:style-name="T14"> </text:span><text:span text:style-name="Nessuno"><text:span text:style-name="T1">(</text:span></text:span><text:span text:style-name="Nessuno"><text:span text:style-name="T11">details and pre-registration at </text:span></text:span><text:a xlink:type="simple" xlink:href="https://goo.gl/H1yDpm)" text:style-name="Internet_20_link" text:visited-style-name="Visited_20_Internet_20_Link"><text:span text:style-name="Hyperlink.1"><text:span text:style-name="T16">https://goo.gl/H1yDpm)</text:span></text:span></text:a><text:span text:style-name="T14">. </text:span><text:span text:style-name="Nessuno"><text:span text:style-name="T1">The literature search was conducted on Pubmed and Google Scholar, the latter including dissertations and unpublished manuscripts</text:span></text:span><text:span text:style-name="Nessuno"><text:span text:style-name="T17">.</text:span></text:span><text:span text:style-name="Nessuno"><text:span text:style-name="T1"> The search terms used were </text:span></text:span><text:span text:style-name="Nessuno"><text:span text:style-name="T14">(</text:span></text:span><text:span text:style-name="Nessuno"><text:span text:style-name="T1">prosody OR inflection OR intensity OR pitch OR fundamental frequency OR speech rate OR voice quality OR acoustic OR intonation OR vocal) AND (schizo*). The search was initially conducted on August 21 2017, </text:span></text:span><text:span text:style-name="Nessuno"><text:span text:style-name="T3">and updated on February 22 2018</text:span></text:span><text:span text:style-name="Nessuno"><text:span text:style-name="T1">. We then complemented the list by performing a backward and forward literature search: we screened the bibliography of the papers found, as well as the papers citing them as identified by Google Scholar. </text:span></text:span></text:p>
      <text:p text:style-name="P1"><text:span text:style-name="Nessuno"><text:span text:style-name="T1">Articles were screened for eligibility </text:span></text:span><text:span text:style-name="Nessuno"><text:span text:style-name="T3">by one author</text:span></text:span><text:span text:style-name="Nessuno"><text:span text:style-name="T1"> (P.A). Study selection was conducted according to the following inclusion criteria: (a) empirical study, (b) quantification of acoustic features in the vocal production of participants with schizophrenia or schizoaffective disorder</text:span></text:span><text:span text:style-name="Footnote_20_Symbol"><text:span text:style-name="T1"><text:note text:id="ftn1" text:note-class="footnote"><text:note-citation>1</text:note-citation><text:note-body><text:p text:style-name="P14"><text:span text:style-name="T14"><text:s/></text:span><text:span text:style-name="Nessuno"><text:span text:style-name="T12">We included individuals with schizotypal disorder t</text:span></text:span><text:bookmark-start text:name="_Hlk522174761"/><text:span text:style-name="Nessuno"><text:span text:style-name="T12">o fully cover schizophrenia spectrum disorder,</text:span></text:span><text:bookmark-end text:name="_Hlk522174761"/><text:span text:style-name="Nessuno"><text:span text:style-name="T12"> however these patients were excluded in the main manuscript analysis and only included in additional analysis in the supplementary material. The studies reporting </text:span></text:span><text:span text:style-name="T12">estimates for acoustic measures only for group of individuals with schizophrenia were included </text:span><text:span text:style-name="Nessuno"><text:span text:style-name="T12">in additional Bayesian analyses presented in the supplementary material.</text:span></text:span></text:p></text:note-body></text:note></text:span></text:span><text:span text:style-name="Nessuno"><text:span text:style-name="T1"> (c) sample including at least two individuals with schizophrenia, (d) inclusion of a non-clinical comparison group, or an assessment of variation in acoustic features in relation to severity of clinical features. Clinical comparison groups (e.g. with depression or mood disorder) were excluded because the limited number of studies did not permit meta-analytic estimations. </text:span></text:span><text:span text:style-name="Nessuno"><text:span text:style-name="T3">Figure 1 shows the flow-diagram of studies selection</text:span></text:span><text:span text:style-name="Nessuno"><text:span text:style-name="T1">. </text:span></text:span></text:p>
      <text:p text:style-name="P13"><text:span text:style-name="Nessuno"><text:span text:style-name="T1"/></text:span></text:p>
      <text:h text:style-name="P8" text:outline-level="1">Data extraction</text:h>
      <text:h text:style-name="P3" text:outline-level="1"><text:soft-page-break/><text:span text:style-name="T1">For all the studies we extracted and reported the available clinical and demographic data, including pre-registered potential moderations. In particular we report: sample sizes, matching criteria, presence of a non-clinical control group, diagnosis, </text:span><text:span text:style-name="T18">demographical variables (age, education, gender, language employed and ethnicity), clinical information (symptom clinical ratings, duration of illness, age of onset, hospitalization), level of intelligence (IQ), cognitive screening, medication.</text:span><text:span text:style-name="T1"> Further we extracted information about the speech production task, </text:span><text:span text:style-name="T18">as well as group-level </text:span><text:span text:style-name="T1">acoustic estimates (mean and standard deviation), and correlation coefficients between acoustic measures and clinical ratings. Selected characteristics of included studies are available in Table 1 and Table 2 (see Table SN or File SN, for full details). </text:span></text:h>
      <text:h text:style-name="P11" text:outline-level="1"/>
      <text:h text:style-name="P3" text:outline-level="1"><text:span text:style-name="T1">When more than four studies reported statistical estimates for a specific acoustic measure, or correlation coefficients for relation with symptomatology, we performed meta-analysis of the underlying effects.</text:span></text:h>
      <text:h text:style-name="P3" text:outline-level="1"><text:span text:style-name="T1">When estimates for acoustic measures were reported for subgroups of patients, or for different task conditions within the same speech task, we averaged across them weighting the values by sample size. </text:span></text:h>
      <text:h text:style-name="P3" text:outline-level="1"><text:span text:style-name="T1">We contacted all authors to obtain missing estimates, when relevant, and individual-level data (template text of the e-mail available on OSF). Statistics on authors’ contact availability, propensity to respond and self-reported barriers to data sharing are also reported. </text:span></text:h>
      <text:p text:style-name="P7"><text:span text:style-name="Nessuno"><text:span text:style-name="T7">Results of s</text:span></text:span><text:span text:style-name="Nessuno"><text:span text:style-name="T5">tudy selection</text:span></text:span></text:p>
      <text:p text:style-name="P1"><text:span text:style-name="Nessuno"><text:span text:style-name="T1">The first search returned 4559 results, reduced to 4341 after duplicates were removed. Of these, 4167 were excluded due to non-pertinent abstract or title. Of the remaining 174 full-text articles, 57 were identified as eligible for inclusion, and we were able to retrieve relevant statistical estimates from 46 studies, either from the texts or directly from the authors. </text:span></text:span><text:span text:style-name="Nessuno"><text:span text:style-name="T3">N articles (N studies) included participants with schizotypy and were therefore only included in the analyses of schizotypy in the supplementary material.</text:span></text:span><text:span text:style-name="Nessuno"><text:span text:style-name="T1"> Analogously, N</text:span></text:span><text:span text:style-name="Nessuno"><text:span text:style-name="T3"> articles (N studies</text:span></text:span><text:span text:style-name="Nessuno"><text:span text:style-name="T1">) only included statistical estimates for </text:span></text:span><text:soft-page-break/><text:span text:style-name="Nessuno"><text:span text:style-name="T1">the participants with schizophrenia and were therefore only included in the Bayesian analyses in the supplementary materials.</text:span></text:span></text:p>
      <text:h text:style-name="P3" text:outline-level="1"><text:span text:style-name="T1">We contacted a total of 63 </text:span><text:span text:style-name="T12"><office:annotation office:name="__Annotation__25_231145185"><dc:creator>Riccardo Fusaroli</dc:creator><dc:date>2018-05-17T09:34:00</dc:date><loext:sender-initials>RF</loext:sender-initials><text:p text:style-name="P15"><text:span text:style-name="T22">Note that we also contacted authors of studies that were later deemed ineligible due to lack of statistical estimates in the hope of obtaining them.</text:span></text:p></office:annotation></text:span><text:span text:style-name="T1">authors</text:span><office:annotation-end office:name="__Annotation__25_231145185"/><text:span text:style-name="T1">: 36 (57%) responded and 9 (14%) provided at least some of the requested data. Chief reasons to decline sharing data were: i) data loss (n = 11, 41% of respondents), ii) effort required (n = 14, 52 %), iii) ethical concerns with data sharing (n = 1, 4 %), iv) skepticism towards quantitative meta-analyses (n = 1, 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49cm" fo:margin-right="0cm" fo:text-indent="0cm" style:auto-text-indent="false"/>
    </style:style>
    <style:style style:name="Nessuno" style:family="text"/>
    <style:style style:name="Hyperlink.1" style:family="text">
      <style:text-properties style:font-name="Times New Roman" fo:font-family="'Times New Roman'" style:font-family-generic="roman" style:font-pitch="variable" fo:font-size="12pt" fo:language="en" fo:country="US" fo:background-color="#ffff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style>
    <style:style style:name="WW8Num3z0" style:family="text">
      <style:text-properties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Comment_20_Reference" style:display-name="Comment Reference" style:family="text">
      <style:text-properties fo:font-size="8pt" style:font-size-asian="8pt" style:font-size-complex="8pt"/>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8:10:46.278972477</meta:creation-date>
    <dc:date>2018-11-28T18:20:25.415652040</dc:date>
    <meta:editing-duration>PT9M39S</meta:editing-duration>
    <meta:editing-cycles>1</meta:editing-cycles>
    <meta:document-statistic meta:table-count="0" meta:image-count="0" meta:object-count="0" meta:page-count="3" meta:paragraph-count="13" meta:word-count="694" meta:character-count="4836" meta:non-whitespace-character-count="4152"/>
    <meta:generator>LibreOffice/6.0.6.2$Linux_X86_64 LibreOffice_project/00m0$Build-2</meta:generator>
  </office:meta>
</office:document-meta>
</file>